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0.725">
            <text:p>90.7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1582">
            <text:p>96.158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932">
            <text:p>97.593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97.1375">
            <text:p>97.13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4867">
            <text:p>96.4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619">
            <text:p>97.7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9">
            <text:p>98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1769">
            <text:p>96.1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8616">
            <text:p>96.86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0792">
            <text:p>97.07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4745">
            <text:p>97.474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72">
            <text:p>96.7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077">
            <text:p>96.2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304">
            <text:p>99.230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3711">
            <text:p>97.371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667">
            <text:p>96.5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6316">
            <text:p>96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316">
            <text:p>98.1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848">
            <text:p>97.284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6.1154">
            <text:p>96.1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5414">
            <text:p>98.54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9222">
            <text:p>96.9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4035">
            <text:p>96.403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0684">
            <text:p>97.068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3042">
            <text:p>96.30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444">
            <text:p>95.8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6083">
            <text:p>96.60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6538">
            <text:p>97.6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723">
            <text:p>97.272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951">
            <text:p>97.695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421">
            <text:p>98.6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9118">
            <text:p>96.9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9065">
            <text:p>97.906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3191">
            <text:p>97.3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1125">
            <text:p>97.11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267">
            <text:p>97.9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2234">
            <text:p>98.22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4457">
            <text:p>95.44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705">
            <text:p>98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4257">
            <text:p>97.425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886">
            <text:p>97.78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579">
            <text:p>97.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1319">
            <text:p>95.131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9143">
            <text:p>94.9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284">
            <text:p>97.2284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734">
            <text:p>97.87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636">
            <text:p>97.36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3.4429">
            <text:p>93.4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29">
            <text:p>97.2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0966">
            <text:p>96.096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0177">
            <text:p>98.017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727">
            <text:p>97.072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174">
            <text:p>97.0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5053">
            <text:p>96.505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131">
            <text:p>98.1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1609">
            <text:p>99.16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3238">
            <text:p>96.32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8095">
            <text:p>96.8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3081">
            <text:p>97.308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941">
            <text:p>99.1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6235">
            <text:p>98.6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591">
            <text:p>97.8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903">
            <text:p>96.590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0214">
            <text:p>97.0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211">
            <text:p>98.1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143">
            <text:p>97.71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077">
            <text:p>99.20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8889">
            <text:p>95.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7213">
            <text:p>97.721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808">
            <text:p>98.80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0059">
            <text:p>98.005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0654">
            <text:p>98.06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2619">
            <text:p>98.2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688">
            <text:p>97.3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463">
            <text:p>98.4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8042">
            <text:p>98.80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455">
            <text:p>98.24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429">
            <text:p>96.4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3833">
            <text:p>96.3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688">
            <text:p>97.96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1909">
            <text:p>96.19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0947">
            <text:p>97.094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945">
            <text:p>97.59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6583">
            <text:p>96.6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75">
            <text:p>99.1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5895">
            <text:p>96.58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1559">
            <text:p>97.155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7354">
            <text:p>97.735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4056">
            <text:p>96.405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334">
            <text:p>98.333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545">
            <text:p>97.3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6186">
            <text:p>96.618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313">
            <text:p>97.3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242">
            <text:p>96.424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7222">
            <text:p>97.72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3964">
            <text:p>97.396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9542">
            <text:p>97.95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65">
            <text:p>97.66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4556">
            <text:p>98.455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5867">
            <text:p>98.5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655">
            <text:p>98.165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2">
            <text:p>97.6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72">
            <text:p>96.7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.5563">
            <text:p>98.5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807">
            <text:p>97.580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467">
            <text:p>96.54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647">
            <text:p>97.464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657">
            <text:p>97.76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4643">
            <text:p>98.4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8116">
            <text:p>98.81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4818">
            <text:p>97.4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3125">
            <text:p>96.31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2353">
            <text:p>96.2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8647">
            <text:p>96.864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4857">
            <text:p>98.48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023">
            <text:p>97.602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684">
            <text:p>97.068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0846">
            <text:p>96.0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8833">
            <text:p>95.8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222">
            <text:p>97.622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5.2174">
            <text:p>95.2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05">
            <text:p>98.0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">
            <text:p>96.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545">
            <text:p>97.3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5116">
            <text:p>96.51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333">
            <text:p>98.23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0444">
            <text:p>98.0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66">
            <text:p>98.06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7826">
            <text:p>98.7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4842">
            <text:p>95.4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833">
            <text:p>99.1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467">
            <text:p>97.8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1737">
            <text:p>98.1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3846">
            <text:p>95.3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188">
            <text:p>97.3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0135">
            <text:p>97.01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5467">
            <text:p>96.54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938">
            <text:p>98.5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234">
            <text:p>96.623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0597">
            <text:p>97.059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455">
            <text:p>97.34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4322">
            <text:p>97.43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1072">
            <text:p>97.1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3.4714">
            <text:p>93.4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6389">
            <text:p>98.6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64">
            <text:p>96.76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258">
            <text:p>98.225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5133">
            <text:p>96.51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175">
            <text:p>97.717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417">
            <text:p>98.3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9659">
            <text:p>98.965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715">
            <text:p>96.71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158">
            <text:p>97.15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6.4545">
            <text:p>96.4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0474">
            <text:p>96.0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4636">
            <text:p>97.4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7116">
            <text:p>95.711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4275">
            <text:p>95.42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6917">
            <text:p>96.6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118">
            <text:p>96.9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4.7091">
            <text:p>94.7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077">
            <text:p>99.2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632">
            <text:p>97.6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29">
            <text:p>96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794">
            <text:p>96.479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017">
            <text:p>97.70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714">
            <text:p>96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173">
            <text:p>97.817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8303">
            <text:p>95.830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4772">
            <text:p>97.47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533">
            <text:p>95.8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13">
            <text:p>94.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962">
            <text:p>97.29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7064">
            <text:p>97.70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6.998">
            <text:p>96.99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977">
            <text:p>98.497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0857">
            <text:p>97.08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2482">
            <text:p>96.24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682">
            <text:p>97.8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8">
            <text:p>95.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786">
            <text:p>97.978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125">
            <text:p>96.12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706">
            <text:p>97.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2">
            <text:p>97.8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678">
            <text:p>97.267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1341">
            <text:p>97.13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469">
            <text:p>97.04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3347">
            <text:p>97.334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7429">
            <text:p>98.74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6353">
            <text:p>98.6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6438">
            <text:p>96.64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8409">
            <text:p>97.8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32">
            <text:p>98.0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2824">
            <text:p>96.2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75">
            <text:p>98.7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898">
            <text:p>97.389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4826">
            <text:p>97.4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5582">
            <text:p>97.558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3">
            <text:p>99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0348">
            <text:p>97.034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072">
            <text:p>97.507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619">
            <text:p>97.2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834">
            <text:p>98.18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611">
            <text:p>97.5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4278">
            <text:p>96.4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formula="of:=SUM([.A1:.A500])/500" office:value-type="float" office:value="97.9625188000001">
            <text:p>97.9625188</text:p>
          </table:table-cell>
          <table:table-cell table:formula="of:=SUM([.B1:.B500])/500" office:value-type="float" office:value="16.318">
            <text:p>16.3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6:2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6:28:38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